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61"/>
    <style:style style:name="ce20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number-columns-repeated="5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Load 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18"/>
          <table:table-cell table:style-name="ce19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20" office:value-type="string" calcext:value-type="string">
            <text:p>Voltage</text:p>
          </table:table-cell>
          <table:table-cell table:style-name="ce16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shapes>
          <draw:frame draw:z-index="0" draw:style-name="gr1" draw:text-style-name="P1" svg:width="15.999cm" svg:height="8.999cm" svg:x="10.963cm" svg:y="6.183cm">
            <draw:object draw:notify-on-update-of-ranges="'Tesla 100k'.A2:'Tesla 100k'.A46 'Tesla 100k'.B1:'Tesla 100k'.B1 'Tesla 100k'.B2:'Tesla 100k'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18"/>
        <table:table-column table:style-name="co6" table:number-columns-repeated="60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style-name="ce16" office:value-type="string" calcext:value-type="string">
            <text:p>Rload kOhm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30.6" calcext:value-type="float">
            <text:p>930,6</text:p>
          </table:table-cell>
          <table:table-cell table:formula="of:=[.B2]/([.$G$1]+[.B2])*5" office:value-type="float" office:value="3.32214765100671" calcext:value-type="float">
            <text:p>3,32214765100671</text:p>
          </table:table-cell>
          <table:table-cell table:formula="of:=[.C2]/3.3*4096" office:value-type="float" office:value="4123.48993288591" calcext:value-type="float">
            <text:p>41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02.4" calcext:value-type="float">
            <text:p>702,4</text:p>
          </table:table-cell>
          <table:table-cell table:formula="of:=[.B3]/([.$G$1]+[.B3])*5" office:value-type="float" office:value="2.99556465370181" calcext:value-type="float">
            <text:p>2,99556465370181</text:p>
          </table:table-cell>
          <table:table-cell table:formula="of:=[.C3]/3.3*4096" office:value-type="float" office:value="3718.13115804927" calcext:value-type="float">
            <text:p>37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5.2" calcext:value-type="float">
            <text:p>535,2</text:p>
          </table:table-cell>
          <table:table-cell table:formula="of:=[.B4]/([.$G$1]+[.B4])*5" office:value-type="float" office:value="2.66215678471946" calcext:value-type="float">
            <text:p>2,66215678471946</text:p>
          </table:table-cell>
          <table:table-cell table:formula="of:=[.C4]/3.3*4096" office:value-type="float" office:value="3304.30126976088" calcext:value-type="float">
            <text:p>33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1.6" calcext:value-type="float">
            <text:p>411,6</text:p>
          </table:table-cell>
          <table:table-cell table:formula="of:=[.B5]/([.$G$1]+[.B5])*5" office:value-type="float" office:value="2.33439201451906" calcext:value-type="float">
            <text:p>2,33439201451906</text:p>
          </table:table-cell>
          <table:table-cell table:formula="of:=[.C5]/3.3*4096" office:value-type="float" office:value="2897.47566408183" calcext:value-type="float">
            <text:p>28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.2" calcext:value-type="float">
            <text:p>319,2</text:p>
          </table:table-cell>
          <table:table-cell table:formula="of:=[.B6]/([.$G$1]+[.B6])*5" office:value-type="float" office:value="2.02230106436898" calcext:value-type="float">
            <text:p>2,02230106436898</text:p>
          </table:table-cell>
          <table:table-cell table:formula="of:=[.C6]/3.3*4096" office:value-type="float" office:value="2510.10459383495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5" calcext:value-type="float">
            <text:p>249,5</text:p>
          </table:table-cell>
          <table:table-cell table:formula="of:=[.B7]/([.$G$1]+[.B7])*5" office:value-type="float" office:value="1.73384294649062" calcext:value-type="float">
            <text:p>1,73384294649062</text:p>
          </table:table-cell>
          <table:table-cell table:formula="of:=[.C7]/3.3*4096" office:value-type="float" office:value="2152.0668814623" calcext:value-type="float">
            <text:p>215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" calcext:value-type="float">
            <text:p>196,5</text:p>
          </table:table-cell>
          <table:table-cell table:formula="of:=[.B8]/([.$G$1]+[.B8])*5" office:value-type="float" office:value="1.47411852963241" calcext:value-type="float">
            <text:p>1,47411852963241</text:p>
          </table:table-cell>
          <table:table-cell table:formula="of:=[.C8]/3.3*4096" office:value-type="float" office:value="1829.69378708313" calcext:value-type="float">
            <text:p>183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,9</text:p>
          </table:table-cell>
          <table:table-cell table:formula="of:=[.B9]/([.$G$1]+[.B9])*5" office:value-type="float" office:value="1.24540661447516" calcext:value-type="float">
            <text:p>1,24540661447516</text:p>
          </table:table-cell>
          <table:table-cell table:formula="of:=[.C9]/3.3*4096" office:value-type="float" office:value="1545.81378572431" calcext:value-type="float">
            <text:p>154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4" calcext:value-type="float">
            <text:p>124,4</text:p>
          </table:table-cell>
          <table:table-cell table:formula="of:=[.B10]/([.$G$1]+[.B10])*5" office:value-type="float" office:value="1.0464333781965" calcext:value-type="float">
            <text:p>1,0464333781965</text:p>
          </table:table-cell>
          <table:table-cell table:formula="of:=[.C10]/3.3*4096" office:value-type="float" office:value="1298.84579305844" calcext:value-type="float">
            <text:p>12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B11]/([.$G$1]+[.B11])*5" office:value-type="float" office:value="0.87719298245614" calcext:value-type="float">
            <text:p>0,87719298245614</text:p>
          </table:table-cell>
          <table:table-cell table:formula="of:=[.C11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84" calcext:value-type="float">
            <text:p>80,84</text:p>
          </table:table-cell>
          <table:table-cell table:formula="of:=[.B12]/([.$G$1]+[.B12])*5" office:value-type="float" office:value="0.733788395904437" calcext:value-type="float">
            <text:p>0,733788395904437</text:p>
          </table:table-cell>
          <table:table-cell table:formula="of:=[.C12]/3.3*4096" office:value-type="float" office:value="910.787051401386" calcext:value-type="float">
            <text:p>9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73" calcext:value-type="float">
            <text:p>65,73</text:p>
          </table:table-cell>
          <table:table-cell table:formula="of:=[.B13]/([.$G$1]+[.B13])*5" office:value-type="float" office:value="0.613462005114517" calcext:value-type="float">
            <text:p>0,613462005114517</text:p>
          </table:table-cell>
          <table:table-cell table:formula="of:=[.C13]/3.3*4096" office:value-type="float" office:value="761.43647665123" calcext:value-type="float">
            <text:p>76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73" calcext:value-type="float">
            <text:p>53,73</text:p>
          </table:table-cell>
          <table:table-cell table:formula="of:=[.B14]/([.$G$1]+[.B14])*5" office:value-type="float" office:value="0.512955148645294" calcext:value-type="float">
            <text:p>0,512955148645294</text:p>
          </table:table-cell>
          <table:table-cell table:formula="of:=[.C14]/3.3*4096" office:value-type="float" office:value="636.686148136705" calcext:value-type="float">
            <text:p>6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16" calcext:value-type="float">
            <text:p>44,16</text:p>
          </table:table-cell>
          <table:table-cell table:formula="of:=[.B15]/([.$G$1]+[.B15])*5" office:value-type="float" office:value="0.429438307141746" calcext:value-type="float">
            <text:p>0,429438307141746</text:p>
          </table:table-cell>
          <table:table-cell table:formula="of:=[.C15]/3.3*4096" office:value-type="float" office:value="533.024032137149" calcext:value-type="float">
            <text:p>5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6" calcext:value-type="float">
            <text:p>36,46</text:p>
          </table:table-cell>
          <table:table-cell table:formula="of:=[.B16]/([.$G$1]+[.B16])*5" office:value-type="float" office:value="0.359949453066382" calcext:value-type="float">
            <text:p>0,359949453066382</text:p>
          </table:table-cell>
          <table:table-cell table:formula="of:=[.C16]/3.3*4096" office:value-type="float" office:value="446.773624169667" calcext:value-type="float">
            <text:p>4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6" calcext:value-type="float">
            <text:p>30,26</text:p>
          </table:table-cell>
          <table:table-cell table:formula="of:=[.B17]/([.$G$1]+[.B17])*5" office:value-type="float" office:value="0.302442729780514" calcext:value-type="float">
            <text:p>0,302442729780514</text:p>
          </table:table-cell>
          <table:table-cell table:formula="of:=[.C17]/3.3*4096" office:value-type="float" office:value="375.395582176056" calcext:value-type="float">
            <text:p>3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table:formula="of:=[.B18]/([.$G$1]+[.B18])*5" office:value-type="float" office:value="0.254634303945721" calcext:value-type="float">
            <text:p>0,254634303945721</text:p>
          </table:table-cell>
          <table:table-cell table:formula="of:=[.C18]/3.3*4096" office:value-type="float" office:value="316.05518453384" calcext:value-type="float">
            <text:p>3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12" calcext:value-type="float">
            <text:p>21,12</text:p>
          </table:table-cell>
          <table:table-cell table:formula="of:=[.B19]/([.$G$1]+[.B19])*5" office:value-type="float" office:value="0.215018732692621" calcext:value-type="float">
            <text:p>0,215018732692621</text:p>
          </table:table-cell>
          <table:table-cell table:formula="of:=[.C19]/3.3*4096" office:value-type="float" office:value="266.88385730575" calcext:value-type="float">
            <text:p>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,75</text:p>
          </table:table-cell>
          <table:table-cell table:formula="of:=[.B20]/([.$G$1]+[.B20])*5" office:value-type="float" office:value="0.181957970271656" calcext:value-type="float">
            <text:p>0,181957970271656</text:p>
          </table:table-cell>
          <table:table-cell table:formula="of:=[.C20]/3.3*4096" office:value-type="float" office:value="225.848438252334" calcext:value-type="float">
            <text:p>2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98" calcext:value-type="float">
            <text:p>14,98</text:p>
          </table:table-cell>
          <table:table-cell table:formula="of:=[.B21]/([.$G$1]+[.B21])*5" office:value-type="float" office:value="0.154439358324055" calcext:value-type="float">
            <text:p>0,154439358324055</text:p>
          </table:table-cell>
          <table:table-cell table:formula="of:=[.C21]/3.3*4096" office:value-type="float" office:value="191.692003544039" calcext:value-type="float">
            <text:p>1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,7</text:p>
          </table:table-cell>
          <table:table-cell table:formula="of:=[.B22]/([.$G$1]+[.B22])*5" office:value-type="float" office:value="0.131551688419308" calcext:value-type="float">
            <text:p>0,131551688419308</text:p>
          </table:table-cell>
          <table:table-cell table:formula="of:=[.C22]/3.3*4096" office:value-type="float" office:value="163.283550231965" calcext:value-type="float">
            <text:p>1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,8</text:p>
          </table:table-cell>
          <table:table-cell table:formula="of:=[.B23]/([.$G$1]+[.B23])*5" office:value-type="float" office:value="0.112312811980033" calcext:value-type="float">
            <text:p>0,112312811980033</text:p>
          </table:table-cell>
          <table:table-cell table:formula="of:=[.C23]/3.3*4096" office:value-type="float" office:value="139.404023597035" calcext:value-type="float">
            <text:p>13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6" calcext:value-type="float">
            <text:p>9,216</text:p>
          </table:table-cell>
          <table:table-cell table:formula="of:=[.B24]/([.$G$1]+[.B24])*5" office:value-type="float" office:value="0.0961570565256586" calcext:value-type="float">
            <text:p>0,096157056525659</text:p>
          </table:table-cell>
          <table:table-cell table:formula="of:=[.C24]/3.3*4096" office:value-type="float" office:value="119.351304099727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93" calcext:value-type="float">
            <text:p>7,893</text:p>
          </table:table-cell>
          <table:table-cell table:formula="of:=[.B25]/([.$G$1]+[.B25])*5" office:value-type="float" office:value="0.0825812472666476" calcext:value-type="float">
            <text:p>0,082581247266648</text:p>
          </table:table-cell>
          <table:table-cell table:formula="of:=[.C25]/3.3*4096" office:value-type="float" office:value="102.500845092178" calcext:value-type="float">
            <text:p>10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3" calcext:value-type="float">
            <text:p>6,783</text:p>
          </table:table-cell>
          <table:table-cell table:formula="of:=[.B26]/([.$G$1]+[.B26])*5" office:value-type="float" office:value="0.0711329892215117" calcext:value-type="float">
            <text:p>0,071132989221512</text:p>
          </table:table-cell>
          <table:table-cell table:formula="of:=[.C26]/3.3*4096" office:value-type="float" office:value="88.2911284397915" calcext:value-type="float">
            <text:p>8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7" calcext:value-type="float">
            <text:p>5,847</text:p>
          </table:table-cell>
          <table:table-cell table:formula="of:=[.B27]/([.$G$1]+[.B27])*5" office:value-type="float" office:value="0.0614378150960288" calcext:value-type="float">
            <text:p>0,061437815096029</text:p>
          </table:table-cell>
          <table:table-cell table:formula="of:=[.C27]/3.3*4096" office:value-type="float" office:value="76.2573607979799" calcext:value-type="float">
            <text:p>7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56" calcext:value-type="float">
            <text:p>5,056</text:p>
          </table:table-cell>
          <table:table-cell table:formula="of:=[.B28]/([.$G$1]+[.B28])*5" office:value-type="float" office:value="0.0532147788892257" calcext:value-type="float">
            <text:p>0,053214778889226</text:p>
          </table:table-cell>
          <table:table-cell table:formula="of:=[.C28]/3.3*4096" office:value-type="float" office:value="66.0508285849298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385" calcext:value-type="float">
            <text:p>4,385</text:p>
          </table:table-cell>
          <table:table-cell table:formula="of:=[.B29]/([.$G$1]+[.B29])*5" office:value-type="float" office:value="0.0462177345405104" calcext:value-type="float">
            <text:p>0,04621773454051</text:p>
          </table:table-cell>
          <table:table-cell table:formula="of:=[.C29]/3.3*4096" office:value-type="float" office:value="57.3660123266456" calcext:value-type="float">
            <text:p>5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5" calcext:value-type="float">
            <text:p>3,815</text:p>
          </table:table-cell>
          <table:table-cell table:formula="of:=[.B30]/([.$G$1]+[.B30])*5" office:value-type="float" office:value="0.0402583286725832" calcext:value-type="float">
            <text:p>0,040258328672583</text:p>
          </table:table-cell>
          <table:table-cell table:formula="of:=[.C30]/3.3*4096" office:value-type="float" office:value="49.9691255281517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27" calcext:value-type="float">
            <text:p>3,327</text:p>
          </table:table-cell>
          <table:table-cell table:formula="of:=[.B31]/([.$G$1]+[.B31])*5" office:value-type="float" office:value="0.0351448364449947" calcext:value-type="float">
            <text:p>0,035144836444995</text:p>
          </table:table-cell>
          <table:table-cell table:formula="of:=[.C31]/3.3*4096" office:value-type="float" office:value="43.6221969935449" calcext:value-type="float">
            <text:p>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1" calcext:value-type="float">
            <text:p>2,91</text:p>
          </table:table-cell>
          <table:table-cell table:formula="of:=[.B32]/([.$G$1]+[.B32])*5" office:value-type="float" office:value="0.0307669535429574" calcext:value-type="float">
            <text:p>0,030766953542958</text:p>
          </table:table-cell>
          <table:table-cell table:formula="of:=[.C32]/3.3*4096" office:value-type="float" office:value="38.188315670289" calcext:value-type="float">
            <text:p>3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52" calcext:value-type="float">
            <text:p>2,552</text:p>
          </table:table-cell>
          <table:table-cell table:formula="of:=[.B33]/([.$G$1]+[.B33])*5" office:value-type="float" office:value="0.0270023193214715" calcext:value-type="float">
            <text:p>0,027002319321472</text:p>
          </table:table-cell>
          <table:table-cell table:formula="of:=[.C33]/3.3*4096" office:value-type="float" office:value="33.5156060426507" calcext:value-type="float">
            <text:p>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44" calcext:value-type="float">
            <text:p>2,244</text:p>
          </table:table-cell>
          <table:table-cell table:formula="of:=[.B34]/([.$G$1]+[.B34])*5" office:value-type="float" office:value="0.0237589042952372" calcext:value-type="float">
            <text:p>0,023758904295237</text:p>
          </table:table-cell>
          <table:table-cell table:formula="of:=[.C34]/3.3*4096" office:value-type="float" office:value="29.4898399979671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77" calcext:value-type="float">
            <text:p>1,977</text:p>
          </table:table-cell>
          <table:table-cell table:formula="of:=[.B35]/([.$G$1]+[.B35])*5" office:value-type="float" office:value="0.020943817177532" calcext:value-type="float">
            <text:p>0,020943817177532</text:p>
          </table:table-cell>
          <table:table-cell table:formula="of:=[.C35]/3.3*4096" office:value-type="float" office:value="25.9957197452033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47" calcext:value-type="float">
            <text:p>1,747</text:p>
          </table:table-cell>
          <table:table-cell table:formula="of:=[.B36]/([.$G$1]+[.B36])*5" office:value-type="float" office:value="0.01851628097264" calcext:value-type="float">
            <text:p>0,01851628097264</text:p>
          </table:table-cell>
          <table:table-cell table:formula="of:=[.C36]/3.3*4096" office:value-type="float" office:value="22.982632383010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7" calcext:value-type="float">
            <text:p>1,547</text:p>
          </table:table-cell>
          <table:table-cell table:formula="of:=[.B37]/([.$G$1]+[.B37])*5" office:value-type="float" office:value="0.0164034550108473" calcext:value-type="float">
            <text:p>0,016403455010847</text:p>
          </table:table-cell>
          <table:table-cell table:formula="of:=[.C37]/3.3*4096" office:value-type="float" office:value="20.360167189221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3" calcext:value-type="float">
            <text:p>1,373</text:p>
          </table:table-cell>
          <table:table-cell table:formula="of:=[.B38]/([.$G$1]+[.B38])*5" office:value-type="float" office:value="0.0145638379796891" calcext:value-type="float">
            <text:p>0,014563837979689</text:p>
          </table:table-cell>
          <table:table-cell table:formula="of:=[.C38]/3.3*4096" office:value-type="float" office:value="18.0768122317596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21" calcext:value-type="float">
            <text:p>1,221</text:p>
          </table:table-cell>
          <table:table-cell table:formula="of:=[.B39]/([.$G$1]+[.B39])*5" office:value-type="float" office:value="0.0129557044359228" calcext:value-type="float">
            <text:p>0,012955704435923</text:p>
          </table:table-cell>
          <table:table-cell table:formula="of:=[.C39]/3.3*4096" office:value-type="float" office:value="16.0807773847091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88" calcext:value-type="float">
            <text:p>1,088</text:p>
          </table:table-cell>
          <table:table-cell table:formula="of:=[.B40]/([.$G$1]+[.B40])*5" office:value-type="float" office:value="0.0115477363040451" calcext:value-type="float">
            <text:p>0,011547736304045</text:p>
          </table:table-cell>
          <table:table-cell table:formula="of:=[.C40]/3.3*4096" office:value-type="float" office:value="14.333190273142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2" calcext:value-type="float">
            <text:p>0,972</text:p>
          </table:table-cell>
          <table:table-cell table:formula="of:=[.B41]/([.$G$1]+[.B41])*5" office:value-type="float" office:value="0.0103190847863567" calcext:value-type="float">
            <text:p>0,010319084786357</text:p>
          </table:table-cell>
          <table:table-cell table:formula="of:=[.C41]/3.3*4096" office:value-type="float" office:value="12.808173116641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,87</text:p>
          </table:table-cell>
          <table:table-cell table:formula="of:=[.B42]/([.$G$1]+[.B42])*5" office:value-type="float" office:value="0.00923821861660331" calcext:value-type="float">
            <text:p>0,009238218616603</text:p>
          </table:table-cell>
          <table:table-cell table:formula="of:=[.C42]/3.3*4096" office:value-type="float" office:value="11.4665889253355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table:formula="of:=[.B43]/([.$G$1]+[.B43])*5" office:value-type="float" office:value="0.0082841242193806" calcext:value-type="float">
            <text:p>0,008284124219381</text:p>
          </table:table-cell>
          <table:table-cell table:formula="of:=[.C43]/3.3*4096" office:value-type="float" office:value="10.2823553947221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01" calcext:value-type="float">
            <text:p>0,701</text:p>
          </table:table-cell>
          <table:table-cell table:formula="of:=[.B44]/([.$G$1]+[.B44])*5" office:value-type="float" office:value="0.0074463406706168" calcext:value-type="float">
            <text:p>0,007446340670617</text:p>
          </table:table-cell>
          <table:table-cell table:formula="of:=[.C44]/3.3*4096" office:value-type="float" office:value="9.24248829904437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1" calcext:value-type="float">
            <text:p>0,631</text:p>
          </table:table-cell>
          <table:table-cell table:formula="of:=[.B45]/([.$G$1]+[.B45])*5" office:value-type="float" office:value="0.00670376579528335" calcext:value-type="float">
            <text:p>0,006703765795283</text:p>
          </table:table-cell>
          <table:table-cell table:formula="of:=[.C45]/3.3*4096" office:value-type="float" office:value="8.32079536287292" calcext:value-type="float">
            <text:p>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9" calcext:value-type="float">
            <text:p>0,569</text:p>
          </table:table-cell>
          <table:table-cell table:formula="of:=[.B46]/([.$G$1]+[.B46])*5" office:value-type="float" office:value="0.00604587212502311" calcext:value-type="float">
            <text:p>0,006045872125023</text:p>
          </table:table-cell>
          <table:table-cell table:formula="of:=[.C46]/3.3*4096" office:value-type="float" office:value="7.50420976487717" calcext:value-type="float">
            <text:p>8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shapes>
          <draw:frame draw:z-index="0" draw:style-name="gr1" draw:text-style-name="P1" svg:width="15.999cm" svg:height="8.999cm" svg:x="11.471cm" svg:y="1.004cm">
            <draw:object draw:notify-on-update-of-ranges="'Tesla 52k'.A2:'Tesla 52k'.A18 'Tesla 52k'.B1:'Tesla 52k'.B1 'Tesla 52k'.B2:'Tesla 52k'.B18 'Tesla 52k'.C1:'Tesla 52k'.C1 'Tesla 52k'.C2:'Tesla 52k'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6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6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float" office:value="13.6" calcext:value-type="float">
            <text:p>13,6</text:p>
          </table:table-cell>
          <table:table-cell table:formula="of:=5*[.B3]/([.$G$1]+[.B3])" office:value-type="float" office:value="2.37762237762238" calcext:value-type="float">
            <text:p>2,37762237762238</text:p>
          </table:table-cell>
          <table:table-cell table:formula="of:=[.C3]/3.3*4096" office:value-type="float" office:value="2951.13371477008" calcext:value-type="float">
            <text:p>295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3" calcext:value-type="float">
            <text:p>0,222929936305733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18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8"/>
        </table:table-row>
      </table:table>
      <table:table table:name="Leaf Heatsink" table:style-name="ta1">
        <table:table-column table:style-name="co6" table:default-cell-style-name="ce7"/>
        <table:table-column table:style-name="co6" table:number-columns-repeated="2" table:default-cell-style-name="ce19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Dutycycle 1</text:p>
          </table:table-cell>
          <table:table-cell table:style-name="ce16" office:value-type="string" calcext:value-type="string">
            <text:p>Dutycycle 2</text:p>
          </table:table-cell>
          <table:table-cell table:style-name="ce16" office:value-type="string" calcext:value-type="string">
            <text:p>Voltage</text:p>
          </table:table-cell>
          <table:table-cell table:style-name="ce16" office:value-type="string" calcext:value-type="string">
            <text:p>Voltage divided</text:p>
          </table:table-cell>
          <table:table-cell table:style-name="ce16" office:value-type="string" calcext:value-type="string">
            <text:p>Digits</text:p>
          </table:table-cell>
          <table:table-cell table:style-name="ce16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8" table:formula="of:=5*([.B2]+[.C2])/2-0.8" office:value-type="float" office:value="1.08513636363636" calcext:value-type="float">
            <text:p>1,085V</text:p>
          </table:table-cell>
          <table:table-cell table:style-name="ce8" table:formula="of:=[.D2]*47/(47+10)" office:value-type="float" office:value="0.894761562998405" calcext:value-type="float">
            <text:p>0,895V</text:p>
          </table:table-cell>
          <table:table-cell table:style-name="ce18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8" table:formula="of:=5*([.B3]+[.C3])/2-0.8" office:value-type="float" office:value="1.19697727272727" calcext:value-type="float">
            <text:p>1,197V</text:p>
          </table:table-cell>
          <table:table-cell table:style-name="ce8" table:formula="of:=[.D3]*47/(47+10)" office:value-type="float" office:value="0.986981259968102" calcext:value-type="float">
            <text:p>0,987V</text:p>
          </table:table-cell>
          <table:table-cell table:style-name="ce18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8" table:formula="of:=5*([.B4]+[.C4])/2-0.8" office:value-type="float" office:value="1.40468181818182" calcext:value-type="float">
            <text:p>1,405V</text:p>
          </table:table-cell>
          <table:table-cell table:style-name="ce8" table:formula="of:=[.D4]*47/(47+10)" office:value-type="float" office:value="1.15824641148325" calcext:value-type="float">
            <text:p>1,158V</text:p>
          </table:table-cell>
          <table:table-cell table:style-name="ce18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8" table:formula="of:=5*([.B5]+[.C5])/2-0.8" office:value-type="float" office:value="1.48456818181818" calcext:value-type="float">
            <text:p>1,485V</text:p>
          </table:table-cell>
          <table:table-cell table:style-name="ce8" table:formula="of:=[.D5]*47/(47+10)" office:value-type="float" office:value="1.22411762360447" calcext:value-type="float">
            <text:p>1,224V</text:p>
          </table:table-cell>
          <table:table-cell table:style-name="ce18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8" table:formula="of:=5*([.B6]+[.C6])/2-0.8" office:value-type="float" office:value="1.5325" calcext:value-type="float">
            <text:p>1,533V</text:p>
          </table:table-cell>
          <table:table-cell table:style-name="ce8" table:formula="of:=[.D6]*47/(47+10)" office:value-type="float" office:value="1.26364035087719" calcext:value-type="float">
            <text:p>1,264V</text:p>
          </table:table-cell>
          <table:table-cell table:style-name="ce18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8" table:formula="of:=5*([.B7]+[.C7])/2-0.8" office:value-type="float" office:value="1.64" calcext:value-type="float">
            <text:p>1,640V</text:p>
          </table:table-cell>
          <table:table-cell table:style-name="ce8" table:formula="of:=[.D7]*47/(47+10)" office:value-type="float" office:value="1.35228070175439" calcext:value-type="float">
            <text:p>1,352V</text:p>
          </table:table-cell>
          <table:table-cell table:style-name="ce18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8" table:formula="of:=5*([.B8]+[.C8])/2-0.8" office:value-type="float" office:value="1.7165" calcext:value-type="float">
            <text:p>1,717V</text:p>
          </table:table-cell>
          <table:table-cell table:style-name="ce8" table:formula="of:=[.D8]*47/(47+10)" office:value-type="float" office:value="1.41535964912281" calcext:value-type="float">
            <text:p>1,415V</text:p>
          </table:table-cell>
          <table:table-cell table:style-name="ce18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000000000001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8" table:formula="of:=5*([.B9]+[.C9])/2-0.8" office:value-type="float" office:value="1.805" calcext:value-type="float">
            <text:p>1,805V</text:p>
          </table:table-cell>
          <table:table-cell table:style-name="ce8" table:formula="of:=[.D9]*47/(47+10)" office:value-type="float" office:value="1.48833333333333" calcext:value-type="float">
            <text:p>1,488V</text:p>
          </table:table-cell>
          <table:table-cell table:style-name="ce18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6999999999999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8" table:formula="of:=5*([.B10]+[.C10])/2-0.8" office:value-type="float" office:value="1.8815" calcext:value-type="float">
            <text:p>1,882V</text:p>
          </table:table-cell>
          <table:table-cell table:style-name="ce8" table:formula="of:=[.D10]*47/(47+10)" office:value-type="float" office:value="1.55141228070175" calcext:value-type="float">
            <text:p>1,551V</text:p>
          </table:table-cell>
          <table:table-cell table:style-name="ce18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19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8" table:formula="of:=5*([.B11]+[.C11])/2-0.8" office:value-type="float" office:value="1.99584090909091" calcext:value-type="float">
            <text:p>1,996V</text:p>
          </table:table-cell>
          <table:table-cell table:style-name="ce8" table:formula="of:=[.D11]*47/(47+10)" office:value-type="float" office:value="1.64569338118022" calcext:value-type="float">
            <text:p>1,646V</text:p>
          </table:table-cell>
          <table:table-cell table:style-name="ce18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8" table:formula="of:=5*([.B12]+[.C12])/2-0.8" office:value-type="float" office:value="2.15561363636364" calcext:value-type="float">
            <text:p>2,156V</text:p>
          </table:table-cell>
          <table:table-cell table:style-name="ce8" table:formula="of:=[.D12]*47/(47+10)" office:value-type="float" office:value="1.77743580542265" calcext:value-type="float">
            <text:p>1,777V</text:p>
          </table:table-cell>
          <table:table-cell table:style-name="ce18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8" table:formula="of:=5*([.B13]+[.C13])/2-0.8" office:value-type="float" office:value="2.31538636363636" calcext:value-type="float">
            <text:p>2,315V</text:p>
          </table:table-cell>
          <table:table-cell table:style-name="ce8" table:formula="of:=[.D13]*47/(47+10)" office:value-type="float" office:value="1.90917822966507" calcext:value-type="float">
            <text:p>1,909V</text:p>
          </table:table-cell>
          <table:table-cell table:style-name="ce18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8" table:formula="of:=5*([.B14]+[.C14])/2-0.8" office:value-type="float" office:value="2.47515909090909" calcext:value-type="float">
            <text:p>2,475V</text:p>
          </table:table-cell>
          <table:table-cell table:style-name="ce8" table:formula="of:=[.D14]*47/(47+10)" office:value-type="float" office:value="2.0409206539075" calcext:value-type="float">
            <text:p>2,041V</text:p>
          </table:table-cell>
          <table:table-cell table:style-name="ce18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8" table:formula="of:=5*([.B15]+[.C15])/2-0.8" office:value-type="float" office:value="2.63493181818182" calcext:value-type="float">
            <text:p>2,635V</text:p>
          </table:table-cell>
          <table:table-cell table:style-name="ce8" table:formula="of:=[.D15]*47/(47+10)" office:value-type="float" office:value="2.17266307814992" calcext:value-type="float">
            <text:p>2,173V</text:p>
          </table:table-cell>
          <table:table-cell table:style-name="ce18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8" table:formula="of:=5*([.B16]+[.C16])/2-0.8" office:value-type="float" office:value="2.79470454545454" calcext:value-type="float">
            <text:p>2,795V</text:p>
          </table:table-cell>
          <table:table-cell table:style-name="ce8" table:formula="of:=[.D16]*47/(47+10)" office:value-type="float" office:value="2.30440550239234" calcext:value-type="float">
            <text:p>2,304V</text:p>
          </table:table-cell>
          <table:table-cell table:style-name="ce18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8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1"/>
        <table:table-column table:style-name="co6" table:default-cell-style-name="ce18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17"/>
          <table:table-cell table:style-name="ce16"/>
          <table:table-cell table:number-columns-repeated="6"/>
        </table:table-row>
        <table:table-row table:style-name="ro1" table:number-rows-repeated="2">
          <table:table-cell table:style-name="ce16" table:number-columns-repeated="4"/>
          <table:table-cell table:style-name="ce17"/>
          <table:table-cell table:style-name="ce16"/>
          <table:table-cell table:number-columns-repeated="6"/>
        </table:table-row>
        <table:table-row table:style-name="ro1">
          <table:table-cell table:style-name="ce16" office:value-type="string" calcext:value-type="string">
            <text:p>Temp</text:p>
          </table:table-cell>
          <table:table-cell table:style-name="ce16" office:value-type="string" calcext:value-type="string">
            <text:p>Resistance</text:p>
          </table:table-cell>
          <table:table-cell table:style-name="ce16" office:value-type="string" calcext:value-type="string">
            <text:p>Voltage</text:p>
          </table:table-cell>
          <table:table-cell table:style-name="ce17" office:value-type="string" calcext:value-type="string">
            <text:p>ADC reading 12 bit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18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/>
          <table:table-cell table:number-columns-repeated="7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percentage-style style:name="N161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09:49:20.3577186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30T09:53:08.760995742</dc:date>
    <meta:generator>LibreOffice/6.4.3.2$Linux_X86_64 LibreOffice_project/40$Build-2</meta:generator>
    <meta:editing-duration>P3DT6H25M50S</meta:editing-duration>
    <meta:editing-cycles>30</meta:editing-cycles>
    <meta:document-statistic meta:table-count="12" meta:cell-count="1598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'Tesla 100k'.A2:'Tesla 100k'.B46 'Tesla 100k'.B1:'Tesla 100k'.B1" chart:data-source-has-labels="both" svg:x="0.32cm" svg:y="0.18cm" svg:width="13.778cm" svg:height="8.64cm">
          <chartooo:coordinate-region svg:x="1.127cm" svg:y="0.301cm" svg:width="12.645cm" svg:height="7.517cm"/>
          <chart:axis chart:dimension="x" chart:name="primary-x" chart:style-name="ch4" chartooo:axis-type="auto">
            <chartooo:date-scale/>
            <chart:categories table:cell-range-address="'Tesla 100k'.A2:'Tesla 100k'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100k'.B2:'Tesla 100k'.B46" chart:label-cell-address="'Tesla 100k'.B1:'Tesla 100k'.B1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100k'.B1:'Tesla 100k'.B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esla 100k'.A2:'Tesla 100k'.A46</svg:desc>
                </draw:g>
              </table:table-cell>
              <table:table-cell office:value-type="float" office:value="930.6">
                <text:p>930.6</text:p>
                <draw:g>
                  <svg:desc>'Tesla 100k'.B2:'Tesla 100k'.B46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02.4">
                <text:p>702.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35.2">
                <text:p>535.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46">
                <text:p>36.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.893">
                <text:p>7.8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783">
                <text:p>6.7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385">
                <text:p>4.3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815">
                <text:p>3.8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9">
                <text:p>0.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5:Leaf.B22 Leaf.B4:Leaf.B4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'Tesla 52k'.A2:'Tesla 52k'.C18 'Tesla 52k'.B1:'Tesla 52k'.C1" chart:data-source-has-labels="both" svg:x="0.32cm" svg:y="0.18cm" svg:width="12.852cm" svg:height="8.64cm">
          <chartooo:coordinate-region svg:x="0.941cm" svg:y="0.379cm" svg:width="11.765cm" svg:height="7.794cm"/>
          <chart:axis chart:dimension="x" chart:name="primary-x" chart:style-name="ch4" chartooo:axis-type="auto">
            <chartooo:date-scale/>
            <chart:categories table:cell-range-address="'Tesla 52k'.A2:'Tesla 52k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52k'.B2:'Tesla 52k'.B18" chart:label-cell-address="'Tesla 52k'.B1:'Tesla 52k'.B1" chart:class="chart:line">
            <chart:data-point chart:repeated="17"/>
          </chart:series>
          <chart:series chart:style-name="ch7" chart:values-cell-range-address="'Tesla 52k'.C2:'Tesla 52k'.C18" chart:label-cell-address="'Tesla 52k'.C1:'Tesla 52k'.C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52k'.B1:'Tesla 52k'.B1</svg:desc>
                </draw:g>
              </table:table-cell>
              <table:table-cell office:value-type="string">
                <text:p>Voltage</text:p>
                <draw:g>
                  <svg:desc>'Tesla 52k'.C1:'Tesla 52k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la 52k'.A2:'Tesla 52k'.A18</svg:desc>
                </draw:g>
              </table:table-cell>
              <table:table-cell office:value-type="float" office:value="180">
                <text:p>180</text:p>
                <draw:g>
                  <svg:desc>'Tesla 52k'.B2:'Tesla 52k'.B18</svg:desc>
                </draw:g>
              </table:table-cell>
              <table:table-cell office:value-type="float" office:value="2.75229357798165">
                <text:p>2.75229357798165</text:p>
                <draw:g>
                  <svg:desc>'Tesla 52k'.C2:'Tesla 52k'.C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2">
                <text:p>82</text:p>
              </table:table-cell>
              <table:table-cell office:value-type="float" office:value="1.79039301310044">
                <text:p>1.79039301310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.51658767772512">
                <text:p>1.516587677725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893854748603352">
                <text:p>0.89385474860335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9">
                <text:p>29</text:p>
              </table:table-cell>
              <table:table-cell office:value-type="float" office:value="0.823863636363636">
                <text:p>0.8238636363636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.726744186046512">
                <text:p>0.7267441860465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3">
                <text:p>22.3</text:p>
              </table:table-cell>
              <table:table-cell office:value-type="float" office:value="0.658594211458949">
                <text:p>0.658594211458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8">
                <text:p>17.8</text:p>
              </table:table-cell>
              <table:table-cell office:value-type="float" office:value="0.54004854368932">
                <text:p>0.540048543689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.348101265822785">
                <text:p>0.3481012658227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318471337579618">
                <text:p>0.3184713375796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288461538461538">
                <text:p>0.288461538461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